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ANQUI LAYME, SABINO (S)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642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CANQUI LAYME, SABIN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642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OLLATUPA LLANOS, DAVID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473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2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7:57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